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44cm"/>
    </style:style>
    <style:style style:name="gr2" style:family="graphic" style:parent-style-name="standard">
      <style:graphic-properties draw:fill-color="#e6e6e6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74cm"/>
    </style:style>
    <style:style style:name="gr4" style:family="graphic" style:parent-style-name="standard">
      <style:graphic-properties draw:fill-color="#cc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38cm"/>
    </style:style>
    <style:style style:name="gr6" style:family="graphic" style:parent-style-name="standard">
      <style:graphic-properties svg:stroke-color="#0000ff"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08cm"/>
    </style:style>
    <style:style style:name="gr8" style:family="graphic" style:parent-style-name="standard">
      <style:graphic-properties draw:stroke="none" svg:stroke-color="#000000" draw:fill="none" draw:fill-color="#ffffff" fo:min-height="0.914cm"/>
    </style:style>
    <style:style style:name="gr9" style:family="graphic" style:parent-style-name="standard">
      <style:graphic-properties svg:stroke-color="#0000ff" draw:marker-start="Rounded_20_short_20_Arrow" draw:marker-start-width="0.3cm" draw:marker-end="Rounded_20_short_20_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79cm"/>
    </style:style>
    <style:style style:name="gr11" style:family="graphic" style:parent-style-name="standard">
      <style:graphic-properties draw:stroke="none" svg:stroke-color="#000000" draw:fill="none" draw:fill-color="#ffffff" fo:min-height="0.773cm"/>
    </style:style>
    <style:style style:name="gr12" style:family="graphic" style:parent-style-name="standard">
      <style:graphic-properties draw:stroke="none" svg:stroke-color="#000000" draw:fill="none" draw:fill-color="#ffffff" fo:min-height="0.703cm"/>
    </style:style>
    <style:style style:name="gr13" style:family="graphic" style:parent-style-name="standard">
      <style:graphic-properties svg:stroke-color="#0000ff" draw:marker-start="Dimension_20_Lines" draw:marker-end="Double_20_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85cm" svg:height="1.094cm" svg:x="0.254cm" svg:y="0.1cm">
          <draw:text-box>
            <text:p text:style-name="P1">UserDialog</text:p>
          </draw:text-box>
        </draw:frame>
        <draw:rect draw:style-name="gr2" draw:text-style-name="P2" draw:layer="layout" svg:width="15.946cm" svg:height="13.37cm" svg:x="0.277cm" svg:y="0.969cm">
          <text:p/>
        </draw:rect>
        <draw:frame draw:style-name="gr3" draw:text-style-name="P1" draw:layer="layout" svg:width="3.068cm" svg:height="1.024cm" svg:x="1.618cm" svg:y="1.675cm">
          <draw:text-box>
            <text:p text:style-name="P1">DlgArea</text:p>
          </draw:text-box>
        </draw:frame>
        <draw:rect draw:style-name="gr4" draw:text-style-name="P2" draw:layer="layout" svg:width="12.982cm" svg:height="10.196cm" svg:x="1.688cm" svg:y="2.521cm">
          <text:p/>
        </draw:rect>
        <draw:rect draw:style-name="gr2" draw:text-style-name="P2" draw:layer="layout" svg:width="8.572cm" svg:height="6.456cm" svg:x="3.946cm" svg:y="4.497cm">
          <text:p/>
        </draw:rect>
        <draw:frame draw:style-name="gr5" draw:text-style-name="P1" draw:layer="layout" svg:width="3.105cm" svg:height="0.988cm" svg:x="1.44cm" svg:y="5.273cm">
          <draw:text-box>
            <text:p text:style-name="P1">~margin</text:p>
          </draw:text-box>
        </draw:frame>
        <draw:line draw:style-name="gr6" draw:text-style-name="P2" draw:layer="layout" svg:x1="1.758cm" svg:y1="6.225cm" svg:x2="3.91cm" svg:y2="6.225cm">
          <text:p/>
        </draw:line>
        <draw:frame draw:style-name="gr7" draw:text-style-name="P1" draw:layer="layout" svg:width="1.023cm" svg:height="1.058cm" svg:x="0.454cm" svg:y="6.755cm">
          <draw:text-box>
            <text:p text:style-name="P1">~l</text:p>
          </draw:text-box>
        </draw:frame>
        <draw:line draw:style-name="gr6" draw:text-style-name="P2" draw:layer="layout" svg:x1="0.277cm" svg:y1="7.495cm" svg:x2="3.946cm" svg:y2="7.495cm">
          <text:p/>
        </draw:line>
        <draw:frame draw:style-name="gr8" draw:text-style-name="P1" draw:layer="layout" svg:width="1.199cm" svg:height="1.164cm" svg:x="0.383cm" svg:y="7.955cm">
          <draw:text-box>
            <text:p text:style-name="P1">~r</text:p>
          </draw:text-box>
        </draw:frame>
        <draw:line draw:style-name="gr6" draw:text-style-name="P2" draw:layer="layout" svg:x1="0.277cm" svg:y1="8.73cm" svg:x2="12.483cm" svg:y2="8.73cm">
          <text:p/>
        </draw:line>
        <draw:frame draw:style-name="gr7" draw:text-style-name="P1" draw:layer="layout" svg:width="1.729cm" svg:height="1.058cm" svg:x="0.1cm" svg:y="9.436cm">
          <draw:text-box>
            <text:p text:style-name="P1">~left</text:p>
          </draw:text-box>
        </draw:frame>
        <draw:line draw:style-name="gr9" draw:text-style-name="P2" draw:layer="layout" svg:x1="0.277cm" svg:y1="10.318cm" svg:x2="1.653cm" svg:y2="10.318cm">
          <text:p/>
        </draw:line>
        <draw:frame draw:style-name="gr10" draw:text-style-name="P1" draw:layer="layout" svg:width="2.223cm" svg:height="1.129cm" svg:x="0.135cm" svg:y="10.776cm">
          <draw:text-box>
            <text:p text:style-name="P1">~right</text:p>
          </draw:text-box>
        </draw:frame>
        <draw:line draw:style-name="gr9" draw:text-style-name="P2" draw:layer="layout" svg:x1="0.277cm" svg:y1="11.659cm" svg:x2="14.6cm" svg:y2="11.659cm">
          <text:p/>
        </draw:line>
        <draw:frame draw:style-name="gr10" draw:text-style-name="P1" draw:layer="layout" svg:width="1.376cm" svg:height="1.129cm" svg:x="4.052cm" svg:y="9.471cm">
          <draw:text-box>
            <text:p text:style-name="P1">~w</text:p>
          </draw:text-box>
        </draw:frame>
        <draw:line draw:style-name="gr6" draw:text-style-name="P2" draw:layer="layout" svg:x1="3.981cm" svg:y1="10.388cm" svg:x2="12.483cm" svg:y2="10.388cm">
          <text:p/>
        </draw:line>
        <draw:frame draw:style-name="gr3" draw:text-style-name="P1" draw:layer="layout" svg:width="2.54cm" svg:height="1.024cm" svg:x="1.829cm" svg:y="2.802cm">
          <draw:text-box>
            <text:p text:style-name="P1">~width</text:p>
          </draw:text-box>
        </draw:frame>
        <draw:line draw:style-name="gr6" draw:text-style-name="P2" draw:layer="layout" svg:x1="1.723cm" svg:y1="3.58cm" svg:x2="14.635cm" svg:y2="3.58cm">
          <text:p/>
        </draw:line>
        <draw:frame draw:style-name="gr11" draw:text-style-name="P1" draw:layer="layout" svg:width="2.893cm" svg:height="1.023cm" draw:transform="rotate (-1.57079632679579) translate (16.126cm 1.095cm)">
          <draw:text-box>
            <text:p text:style-name="P1">~bottom</text:p>
          </draw:text-box>
        </draw:frame>
        <draw:line draw:style-name="gr6" draw:text-style-name="P2" draw:layer="layout" svg:x1="15.34cm" svg:y1="1.004cm" svg:x2="15.34cm" svg:y2="14.304cm">
          <text:p/>
        </draw:line>
        <draw:frame draw:style-name="gr1" draw:text-style-name="P1" draw:layer="layout" svg:width="1.799cm" svg:height="1.094cm" draw:transform="rotate (-1.57079632679579) translate (14.912cm 0.832cm)">
          <draw:text-box>
            <text:p text:style-name="P1">~top</text:p>
          </draw:text-box>
        </draw:frame>
        <draw:line draw:style-name="gr6" draw:text-style-name="P2" draw:layer="layout" svg:x1="13.964cm" svg:y1="0.934cm" svg:x2="13.964cm" svg:y2="2.451cm">
          <text:p/>
        </draw:line>
        <draw:frame draw:style-name="gr12" draw:text-style-name="P1" draw:layer="layout" svg:width="1.27cm" svg:height="0.963cm" draw:transform="rotate (-1.57079632679579) translate (12.71cm 1.129cm)">
          <draw:text-box>
            <text:p text:style-name="P1">~b</text:p>
          </draw:text-box>
        </draw:frame>
        <draw:line draw:style-name="gr6" draw:text-style-name="P2" draw:layer="layout" svg:x1="11.777cm" svg:y1="1.004cm" svg:x2="11.777cm" svg:y2="10.988cm">
          <text:p/>
        </draw:line>
        <draw:frame draw:style-name="gr1" draw:text-style-name="P1" draw:layer="layout" svg:width="1.235cm" svg:height="1.094cm" draw:transform="rotate (-1.57079632679579) translate (11.213cm 1.147cm)">
          <draw:text-box>
            <text:p text:style-name="P1">~t</text:p>
          </draw:text-box>
        </draw:frame>
        <draw:line draw:style-name="gr6" draw:text-style-name="P2" draw:layer="layout" svg:x1="10.401cm" svg:y1="0.969cm" svg:x2="10.401cm" svg:y2="4.497cm">
          <text:p/>
        </draw:line>
        <draw:frame draw:style-name="gr7" draw:text-style-name="P1" draw:layer="layout" svg:width="1.2cm" svg:height="1.058cm" svg:x="4.545cm" svg:y="5.308cm">
          <draw:text-box>
            <text:p text:style-name="P1">~x</text:p>
          </draw:text-box>
        </draw:frame>
        <draw:line draw:style-name="gr13" draw:text-style-name="P2" draw:layer="layout" svg:x1="3.981cm" svg:y1="6.225cm" svg:x2="6.768cm" svg:y2="6.225cm">
          <text:p/>
        </draw:line>
        <draw:frame draw:style-name="gr14" draw:text-style-name="P1" draw:layer="layout" svg:width="1.199cm" svg:height="1.27cm" draw:transform="rotate (-1.57079632679579) translate (9.767cm 4.844cm)">
          <draw:text-box>
            <text:p text:style-name="P1">~y</text:p>
          </draw:text-box>
        </draw:frame>
        <draw:line draw:style-name="gr13" draw:text-style-name="P2" draw:layer="layout" svg:x1="8.779cm" svg:y1="4.532cm" svg:x2="8.779cm" svg:y2="6.6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32cm" fo:page-height="14.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Jon Wolfers</meta:initial-creator>
    <meta:creation-date>2009-12-08T20:45:04</meta:creation-date>
    <dc:creator>Jean Louis Faucher</dc:creator>
    <dc:date>2009-12-09T09:58:30.65</dc:date>
    <meta:editing-cycles>5</meta:editing-cycles>
    <meta:editing-duration>PT00H17M21S</meta:editing-duration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